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 – </text:span><text:span text:style-name="T19">03.12.1971 – Schweiz - ledig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5eead349-0cd1-44b5-ba45-198674b514bc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Dezember 2020</text:span>
    <text:span text:style-name="T5"> -</text:span>
    <text:span text:style-name="T4"> </text:span>
    <text:span text:style-name="T6">Dezember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e248c8f5-e723-47bb-a0df-19fc3cb15cd3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Dezember 2019</text:span>
    <text:span text:style-name="T5"> -</text:span>
    <text:span text:style-name="T4"> </text:span>
    <text:span text:style-name="T6">Dezember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286b12e-9e7a-437a-9dea-936a3a3b3813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Dezember 2018</text:span>
    <text:span text:style-name="T4"> - </text:span>
    <text:span text:style-name="T8">Dezember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6f8d5a72-f2c6-4cf6-b8db-14ded6c2e593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Dezember 2016</text:span>
    <text:span text:style-name="T4"> - </text:span>
    <text:span text:style-name="T8">Dezember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89513dc-1709-4e57-973a-03a2f55c6e75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9620c90e-c680-41cc-877d-ab4b487c672c">
              <text:p text:style-name="P6"><text:span text:style-name="T17">EDV: </text:span>Word, Excel, Photoshop, Linux, Outlook</text:p>
            </text:section>
            <text:section text:style-name="Sect2" text:name="5d0bfbfd-5294-457d-8a12-2b81e65fc165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sabella Merlin, Hauptstrasse 4, 8400 Basel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sel</text:span>, <text:span text:style-name="T18"><text:date style:data-style-name="N10081" text:date-value="2021-12-03T17:04:09.461157806">3. December 2021</text:date></text:span></text:p>
      <text:p text:style-name="P14"/>
      <text:h text:style-name="P18" text:outline-level="1">Bewerbung als Ausbildungsberaterin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Isabella Merl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2</meta:editing-cycles>
    <meta:editing-duration>PT2H49M10S</meta:editing-duration>
    <dc:subject>hloom.com</dc:subject>
    <meta:initial-creator>hloom.com </meta:initial-creator>
    <dc:date>2021-12-03T17:04:09.335471293</dc:date>
    <meta:document-statistic meta:table-count="1" meta:image-count="0" meta:object-count="0" meta:page-count="2" meta:paragraph-count="27" meta:word-count="57" meta:character-count="680" meta:non-whitespace-character-count="643"/>
  </office:meta>
</office:document-meta>
</file>